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c80" officeooo:paragraph-rsid="0015c306"/>
    </style:style>
    <style:style style:name="P2" style:family="paragraph" style:parent-style-name="Standard">
      <style:text-properties officeooo:paragraph-rsid="0015c306"/>
    </style:style>
    <style:style style:name="P3" style:family="paragraph" style:parent-style-name="Standard">
      <style:text-properties officeooo:rsid="001a620c" officeooo:paragraph-rsid="001a620c"/>
    </style:style>
    <style:style style:name="T1" style:family="text">
      <style:text-properties officeooo:rsid="001a6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Standard"><text:a xlink:type="simple" xlink:href="https://soko7awen.github.io/n220LabS23/Labs/userInputExercises/greeter/index.html" text:style-name="Internet_20_link" text:visited-style-name="Visited_20_Internet_20_Link">https://soko7awen.github.io/n220LabS23/Labs/userInputExercises/greeter/index.html</text:a></text:p>
      <text:p text:style-name="Standard"><text:a xlink:type="simple" xlink:href="https://soko7awen.github.io/n220LabS23/Labs/userInputExercises/tipCalculator/index.html" text:style-name="Internet_20_link" text:visited-style-name="Visited_20_Internet_20_Link">https://soko7awen.github.io/n220LabS23/Labs/userInputExercises/tipCalculator/index.html</text:a></text:p>
      <text:p text:style-name="Standard"><text:a xlink:type="simple" xlink:href="https://soko7awen.github.io/n220LabS23/Labs/userInputExercises/passwordProtected/index.html" text:style-name="Internet_20_link" text:visited-style-name="Visited_20_Internet_20_Link">https://soko7awen.github.io/n220LabS23/Labs/userInputExercises/passwordProtected/index.html</text:a></text:p>
      <text:p text:style-name="P1">Repo:</text:p>
      <text:p text:style-name="P2"><text:a xlink:type="simple" xlink:href="https://github.com/soko7awen/n220LabS23/tree/main/Labs/userInputExercises" text:style-name="Internet_20_link" text:visited-style-name="Visited_20_Internet_20_Link">https://github.com/soko7awen/n220LabS23/tree/main/Labs/<text:span text:style-name="T1">userInputExercises</text:span></text:a></text:p>
      <text:p text:style-name="P2"/>
      <text:p text:style-name="P3">Reflection:<text:line-break/>This was a particularly easy assignment, I felt as though it was all second nature to me. The only thing I even had to think about was how to round the dollar amounts to two decimal points. Overall, I was very comfortable with what was asked of us he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30:20.375096284</meta:creation-date>
    <meta:generator>LibreOffice/7.4.5.1$Linux_X86_64 LibreOffice_project/40$Build-1</meta:generator>
    <dc:date>2023-03-22T23:39:04.432489909</dc:date>
    <meta:editing-duration>PT7M5S</meta:editing-duration>
    <meta:editing-cycles>6</meta:editing-cycles>
    <meta:document-statistic meta:table-count="0" meta:image-count="0" meta:object-count="0" meta:page-count="1" meta:paragraph-count="7" meta:word-count="56" meta:character-count="607" meta:non-whitespace-character-count="558"/>
  </office:meta>
</office:document-meta>
</file>